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LTT</text:p>
          </table:table-cell>
          <table:table-cell office:value-type="string" calcext:value-type="string">
            <text:p>O16_1_D</text:p>
          </table:table-cell>
          <table:table-cell office:value-type="string" calcext:value-type="string">
            <text:p>O16_1_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.829" calcext:value-type="float">
            <text:p>160.829</text:p>
          </table:table-cell>
          <table:table-cell office:value-type="float" office:value="110.315" calcext:value-type="float">
            <text:p>110.315</text:p>
          </table:table-cell>
          <table:table-cell office:value-type="float" office:value="156.61" calcext:value-type="float">
            <text:p>156.61</text:p>
          </table:table-cell>
          <table:table-cell office:value-type="float" office:value="110.26" calcext:value-type="float">
            <text:p>11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.267" calcext:value-type="float">
            <text:p>158.267</text:p>
          </table:table-cell>
          <table:table-cell office:value-type="float" office:value="109.407" calcext:value-type="float">
            <text:p>109.407</text:p>
          </table:table-cell>
          <table:table-cell office:value-type="float" office:value="147.953" calcext:value-type="float">
            <text:p>147.953</text:p>
          </table:table-cell>
          <table:table-cell office:value-type="float" office:value="110.437" calcext:value-type="float">
            <text:p>110.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15" calcext:value-type="float">
            <text:p>155.15</text:p>
          </table:table-cell>
          <table:table-cell office:value-type="float" office:value="110.047" calcext:value-type="float">
            <text:p>110.047</text:p>
          </table:table-cell>
          <table:table-cell office:value-type="float" office:value="154.787" calcext:value-type="float">
            <text:p>154.787</text:p>
          </table:table-cell>
          <table:table-cell office:value-type="float" office:value="112.288" calcext:value-type="float">
            <text:p>112.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.75" calcext:value-type="float">
            <text:p>165.75</text:p>
          </table:table-cell>
          <table:table-cell office:value-type="float" office:value="112.197" calcext:value-type="float">
            <text:p>112.197</text:p>
          </table:table-cell>
          <table:table-cell office:value-type="float" office:value="163.148" calcext:value-type="float">
            <text:p>163.148</text:p>
          </table:table-cell>
          <table:table-cell office:value-type="float" office:value="114.441" calcext:value-type="float">
            <text:p>114.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.917" calcext:value-type="float">
            <text:p>176.917</text:p>
          </table:table-cell>
          <table:table-cell office:value-type="float" office:value="114.5" calcext:value-type="float">
            <text:p>114.5</text:p>
          </table:table-cell>
          <table:table-cell office:value-type="float" office:value="172.086" calcext:value-type="float">
            <text:p>172.086</text:p>
          </table:table-cell>
          <table:table-cell office:value-type="float" office:value="116.787" calcext:value-type="float">
            <text:p>116.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6.235" calcext:value-type="float">
            <text:p>176.235</text:p>
          </table:table-cell>
          <table:table-cell office:value-type="float" office:value="113.877" calcext:value-type="float">
            <text:p>113.877</text:p>
          </table:table-cell>
          <table:table-cell office:value-type="float" office:value="174.416" calcext:value-type="float">
            <text:p>174.416</text:p>
          </table:table-cell>
          <table:table-cell office:value-type="float" office:value="117.171" calcext:value-type="float">
            <text:p>117.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.54" calcext:value-type="float">
            <text:p>167.54</text:p>
          </table:table-cell>
          <table:table-cell office:value-type="float" office:value="111.988" calcext:value-type="float">
            <text:p>111.988</text:p>
          </table:table-cell>
          <table:table-cell office:value-type="float" office:value="168.027" calcext:value-type="float">
            <text:p>168.027</text:p>
          </table:table-cell>
          <table:table-cell office:value-type="float" office:value="116.814" calcext:value-type="float">
            <text:p>116.8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.727" calcext:value-type="float">
            <text:p>166.727</text:p>
          </table:table-cell>
          <table:table-cell office:value-type="float" office:value="113.298" calcext:value-type="float">
            <text:p>113.298</text:p>
          </table:table-cell>
          <table:table-cell office:value-type="float" office:value="167.054" calcext:value-type="float">
            <text:p>167.054</text:p>
          </table:table-cell>
          <table:table-cell office:value-type="float" office:value="117.742" calcext:value-type="float">
            <text:p>117.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.159" calcext:value-type="float">
            <text:p>169.159</text:p>
          </table:table-cell>
          <table:table-cell office:value-type="float" office:value="113.709" calcext:value-type="float">
            <text:p>113.709</text:p>
          </table:table-cell>
          <table:table-cell office:value-type="float" office:value="169.394" calcext:value-type="float">
            <text:p>169.394</text:p>
          </table:table-cell>
          <table:table-cell office:value-type="float" office:value="118.183" calcext:value-type="float">
            <text:p>118.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.245" calcext:value-type="float">
            <text:p>158.245</text:p>
          </table:table-cell>
          <table:table-cell office:value-type="float" office:value="112.291" calcext:value-type="float">
            <text:p>112.291</text:p>
          </table:table-cell>
          <table:table-cell office:value-type="float" office:value="157.965" calcext:value-type="float">
            <text:p>157.965</text:p>
          </table:table-cell>
          <table:table-cell office:value-type="float" office:value="117.563" calcext:value-type="float">
            <text:p>117.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.052" calcext:value-type="float">
            <text:p>159.05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55.732" calcext:value-type="float">
            <text:p>155.732</text:p>
          </table:table-cell>
          <table:table-cell office:value-type="float" office:value="118.698" calcext:value-type="float">
            <text:p>118.6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1.807" calcext:value-type="float">
            <text:p>171.807</text:p>
          </table:table-cell>
          <table:table-cell office:value-type="float" office:value="114.054" calcext:value-type="float">
            <text:p>114.054</text:p>
          </table:table-cell>
          <table:table-cell office:value-type="float" office:value="164.686" calcext:value-type="float">
            <text:p>164.686</text:p>
          </table:table-cell>
          <table:table-cell office:value-type="float" office:value="121.329" calcext:value-type="float">
            <text:p>121.3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4.559" calcext:value-type="float">
            <text:p>174.559</text:p>
          </table:table-cell>
          <table:table-cell office:value-type="float" office:value="114.436" calcext:value-type="float">
            <text:p>114.436</text:p>
          </table:table-cell>
          <table:table-cell office:value-type="float" office:value="165.154" calcext:value-type="float">
            <text:p>165.154</text:p>
          </table:table-cell>
          <table:table-cell office:value-type="float" office:value="122.609" calcext:value-type="float">
            <text:p>122.6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.433" calcext:value-type="float">
            <text:p>167.433</text:p>
          </table:table-cell>
          <table:table-cell office:value-type="float" office:value="114.947" calcext:value-type="float">
            <text:p>114.947</text:p>
          </table:table-cell>
          <table:table-cell office:value-type="float" office:value="167.867" calcext:value-type="float">
            <text:p>167.867</text:p>
          </table:table-cell>
          <table:table-cell office:value-type="float" office:value="124.319" calcext:value-type="float">
            <text:p>124.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4.482" calcext:value-type="float">
            <text:p>174.482</text:p>
          </table:table-cell>
          <table:table-cell office:value-type="float" office:value="116.801" calcext:value-type="float">
            <text:p>116.801</text:p>
          </table:table-cell>
          <table:table-cell office:value-type="float" office:value="171.363" calcext:value-type="float">
            <text:p>171.363</text:p>
          </table:table-cell>
          <table:table-cell office:value-type="float" office:value="125.904" calcext:value-type="float">
            <text:p>125.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3.617" calcext:value-type="float">
            <text:p>163.617</text:p>
          </table:table-cell>
          <table:table-cell office:value-type="float" office:value="117.235" calcext:value-type="float">
            <text:p>117.235</text:p>
          </table:table-cell>
          <table:table-cell office:value-type="float" office:value="163.718" calcext:value-type="float">
            <text:p>163.718</text:p>
          </table:table-cell>
          <table:table-cell office:value-type="float" office:value="126.91" calcext:value-type="float">
            <text:p>126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.055" calcext:value-type="float">
            <text:p>181.055</text:p>
          </table:table-cell>
          <table:table-cell office:value-type="float" office:value="120.897" calcext:value-type="float">
            <text:p>120.897</text:p>
          </table:table-cell>
          <table:table-cell office:value-type="float" office:value="181.747" calcext:value-type="float">
            <text:p>181.747</text:p>
          </table:table-cell>
          <table:table-cell office:value-type="float" office:value="131.04" calcext:value-type="float">
            <text:p>131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122.118" calcext:value-type="float">
            <text:p>122.118</text:p>
          </table:table-cell>
          <table:table-cell office:value-type="float" office:value="180.613" calcext:value-type="float">
            <text:p>180.613</text:p>
          </table:table-cell>
          <table:table-cell office:value-type="float" office:value="132.414" calcext:value-type="float">
            <text:p>132.4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.888" calcext:value-type="float">
            <text:p>187.888</text:p>
          </table:table-cell>
          <table:table-cell office:value-type="float" office:value="124.176" calcext:value-type="float">
            <text:p>124.176</text:p>
          </table:table-cell>
          <table:table-cell office:value-type="float" office:value="186.493" calcext:value-type="float">
            <text:p>186.493</text:p>
          </table:table-cell>
          <table:table-cell office:value-type="float" office:value="134.088" calcext:value-type="float">
            <text:p>134.0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5.451" calcext:value-type="float">
            <text:p>175.451</text:p>
          </table:table-cell>
          <table:table-cell office:value-type="float" office:value="123.814" calcext:value-type="float">
            <text:p>123.814</text:p>
          </table:table-cell>
          <table:table-cell office:value-type="float" office:value="173.101" calcext:value-type="float">
            <text:p>173.101</text:p>
          </table:table-cell>
          <table:table-cell office:value-type="float" office:value="134.539" calcext:value-type="float">
            <text:p>134.5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5.088" calcext:value-type="float">
            <text:p>195.088</text:p>
          </table:table-cell>
          <table:table-cell office:value-type="float" office:value="127.772" calcext:value-type="float">
            <text:p>127.772</text:p>
          </table:table-cell>
          <table:table-cell office:value-type="float" office:value="195.65" calcext:value-type="float">
            <text:p>195.65</text:p>
          </table:table-cell>
          <table:table-cell office:value-type="float" office:value="139.372" calcext:value-type="float">
            <text:p>139.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5.551" calcext:value-type="float">
            <text:p>185.551</text:p>
          </table:table-cell>
          <table:table-cell office:value-type="float" office:value="127.202" calcext:value-type="float">
            <text:p>127.202</text:p>
          </table:table-cell>
          <table:table-cell office:value-type="float" office:value="182.076" calcext:value-type="float">
            <text:p>182.076</text:p>
          </table:table-cell>
          <table:table-cell office:value-type="float" office:value="138.628" calcext:value-type="float">
            <text:p>138.6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3.217" calcext:value-type="float">
            <text:p>183.217</text:p>
          </table:table-cell>
          <table:table-cell office:value-type="float" office:value="128.928" calcext:value-type="float">
            <text:p>128.928</text:p>
          </table:table-cell>
          <table:table-cell office:value-type="float" office:value="176.9" calcext:value-type="float">
            <text:p>176.9</text:p>
          </table:table-cell>
          <table:table-cell office:value-type="float" office:value="140.904" calcext:value-type="float">
            <text:p>140.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.18" calcext:value-type="float">
            <text:p>207.18</text:p>
          </table:table-cell>
          <table:table-cell office:value-type="float" office:value="134.24" calcext:value-type="float">
            <text:p>134.24</text:p>
          </table:table-cell>
          <table:table-cell office:value-type="float" office:value="207.719" calcext:value-type="float">
            <text:p>207.719</text:p>
          </table:table-cell>
          <table:table-cell office:value-type="float" office:value="148.702" calcext:value-type="float">
            <text:p>148.7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3.545" calcext:value-type="float">
            <text:p>213.545</text:p>
          </table:table-cell>
          <table:table-cell office:value-type="float" office:value="135.289" calcext:value-type="float">
            <text:p>135.289</text:p>
          </table:table-cell>
          <table:table-cell office:value-type="float" office:value="212.838" calcext:value-type="float">
            <text:p>212.838</text:p>
          </table:table-cell>
          <table:table-cell office:value-type="float" office:value="150.288" calcext:value-type="float">
            <text:p>150.2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.908" calcext:value-type="float">
            <text:p>200.908</text:p>
          </table:table-cell>
          <table:table-cell office:value-type="float" office:value="134.514" calcext:value-type="float">
            <text:p>134.514</text:p>
          </table:table-cell>
          <table:table-cell office:value-type="float" office:value="201.332" calcext:value-type="float">
            <text:p>201.332</text:p>
          </table:table-cell>
          <table:table-cell office:value-type="float" office:value="150.259" calcext:value-type="float">
            <text:p>150.2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7.773" calcext:value-type="float">
            <text:p>207.773</text:p>
          </table:table-cell>
          <table:table-cell office:value-type="float" office:value="137.934" calcext:value-type="float">
            <text:p>137.934</text:p>
          </table:table-cell>
          <table:table-cell office:value-type="float" office:value="208.577" calcext:value-type="float">
            <text:p>208.577</text:p>
          </table:table-cell>
          <table:table-cell office:value-type="float" office:value="154.183" calcext:value-type="float">
            <text:p>154.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39.94" calcext:value-type="float">
            <text:p>139.94</text:p>
          </table:table-cell>
          <table:table-cell office:value-type="float" office:value="208.504" calcext:value-type="float">
            <text:p>208.504</text:p>
          </table:table-cell>
          <table:table-cell office:value-type="float" office:value="156.279" calcext:value-type="float">
            <text:p>156.2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2.156" calcext:value-type="float">
            <text:p>212.156</text:p>
          </table:table-cell>
          <table:table-cell office:value-type="float" office:value="142.2" calcext:value-type="float">
            <text:p>142.2</text:p>
          </table:table-cell>
          <table:table-cell office:value-type="float" office:value="213.897" calcext:value-type="float">
            <text:p>213.897</text:p>
          </table:table-cell>
          <table:table-cell office:value-type="float" office:value="159.674" calcext:value-type="float">
            <text:p>159.6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1.806" calcext:value-type="float">
            <text:p>211.806</text:p>
          </table:table-cell>
          <table:table-cell office:value-type="float" office:value="145.707" calcext:value-type="float">
            <text:p>145.707</text:p>
          </table:table-cell>
          <table:table-cell office:value-type="float" office:value="213.389" calcext:value-type="float">
            <text:p>213.389</text:p>
          </table:table-cell>
          <table:table-cell office:value-type="float" office:value="163.112" calcext:value-type="float">
            <text:p>163.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1.104" calcext:value-type="float">
            <text:p>231.104</text:p>
          </table:table-cell>
          <table:table-cell office:value-type="float" office:value="151.452" calcext:value-type="float">
            <text:p>151.452</text:p>
          </table:table-cell>
          <table:table-cell office:value-type="float" office:value="232.4" calcext:value-type="float">
            <text:p>232.4</text:p>
          </table:table-cell>
          <table:table-cell office:value-type="float" office:value="169.635" calcext:value-type="float">
            <text:p>169.6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5.573" calcext:value-type="float">
            <text:p>235.573</text:p>
          </table:table-cell>
          <table:table-cell office:value-type="float" office:value="154.772" calcext:value-type="float">
            <text:p>154.772</text:p>
          </table:table-cell>
          <table:table-cell office:value-type="float" office:value="237.44" calcext:value-type="float">
            <text:p>237.44</text:p>
          </table:table-cell>
          <table:table-cell office:value-type="float" office:value="173.668" calcext:value-type="float">
            <text:p>173.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.907" calcext:value-type="float">
            <text:p>234.907</text:p>
          </table:table-cell>
          <table:table-cell office:value-type="float" office:value="156.688" calcext:value-type="float">
            <text:p>156.688</text:p>
          </table:table-cell>
          <table:table-cell office:value-type="float" office:value="236.415" calcext:value-type="float">
            <text:p>236.415</text:p>
          </table:table-cell>
          <table:table-cell office:value-type="float" office:value="176.298" calcext:value-type="float">
            <text:p>176.2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2.649" calcext:value-type="float">
            <text:p>242.649</text:p>
          </table:table-cell>
          <table:table-cell office:value-type="float" office:value="161.017" calcext:value-type="float">
            <text:p>161.017</text:p>
          </table:table-cell>
          <table:table-cell office:value-type="float" office:value="244.753" calcext:value-type="float">
            <text:p>244.753</text:p>
          </table:table-cell>
          <table:table-cell office:value-type="float" office:value="181.982" calcext:value-type="float">
            <text:p>181.9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8.385" calcext:value-type="float">
            <text:p>258.385</text:p>
          </table:table-cell>
          <table:table-cell office:value-type="float" office:value="166.716" calcext:value-type="float">
            <text:p>166.716</text:p>
          </table:table-cell>
          <table:table-cell office:value-type="float" office:value="260.729" calcext:value-type="float">
            <text:p>260.729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0.751" calcext:value-type="float">
            <text:p>260.751</text:p>
          </table:table-cell>
          <table:table-cell office:value-type="float" office:value="169.76" calcext:value-type="float">
            <text:p>169.76</text:p>
          </table:table-cell>
          <table:table-cell office:value-type="float" office:value="262.037" calcext:value-type="float">
            <text:p>262.037</text:p>
          </table:table-cell>
          <table:table-cell office:value-type="float" office:value="191.823" calcext:value-type="float">
            <text:p>191.8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0.591" calcext:value-type="float">
            <text:p>270.591</text:p>
          </table:table-cell>
          <table:table-cell office:value-type="float" office:value="173.237" calcext:value-type="float">
            <text:p>173.237</text:p>
          </table:table-cell>
          <table:table-cell office:value-type="float" office:value="268.587" calcext:value-type="float">
            <text:p>268.587</text:p>
          </table:table-cell>
          <table:table-cell office:value-type="float" office:value="197.052" calcext:value-type="float">
            <text:p>197.0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3.352" calcext:value-type="float">
            <text:p>273.352</text:p>
          </table:table-cell>
          <table:table-cell office:value-type="float" office:value="175.183" calcext:value-type="float">
            <text:p>175.183</text:p>
          </table:table-cell>
          <table:table-cell office:value-type="float" office:value="273.396" calcext:value-type="float">
            <text:p>273.396</text:p>
          </table:table-cell>
          <table:table-cell office:value-type="float" office:value="201.883" calcext:value-type="float">
            <text:p>201.8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0.765" calcext:value-type="float">
            <text:p>280.765</text:p>
          </table:table-cell>
          <table:table-cell office:value-type="float" office:value="179.287" calcext:value-type="float">
            <text:p>179.287</text:p>
          </table:table-cell>
          <table:table-cell office:value-type="float" office:value="281.923" calcext:value-type="float">
            <text:p>281.923</text:p>
          </table:table-cell>
          <table:table-cell office:value-type="float" office:value="208.777" calcext:value-type="float">
            <text:p>208.7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6.511" calcext:value-type="float">
            <text:p>286.511</text:p>
          </table:table-cell>
          <table:table-cell office:value-type="float" office:value="182.5" calcext:value-type="float">
            <text:p>182.5</text:p>
          </table:table-cell>
          <table:table-cell office:value-type="float" office:value="289.703" calcext:value-type="float">
            <text:p>289.703</text:p>
          </table:table-cell>
          <table:table-cell office:value-type="float" office:value="213.863" calcext:value-type="float">
            <text:p>213.8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6.481" calcext:value-type="float">
            <text:p>286.481</text:p>
          </table:table-cell>
          <table:table-cell office:value-type="float" office:value="186.209" calcext:value-type="float">
            <text:p>186.209</text:p>
          </table:table-cell>
          <table:table-cell office:value-type="float" office:value="288.594" calcext:value-type="float">
            <text:p>288.594</text:p>
          </table:table-cell>
          <table:table-cell office:value-type="float" office:value="218.319" calcext:value-type="float">
            <text:p>218.3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1.91" calcext:value-type="float">
            <text:p>291.91</text:p>
          </table:table-cell>
          <table:table-cell office:value-type="float" office:value="191.863" calcext:value-type="float">
            <text:p>191.863</text:p>
          </table:table-cell>
          <table:table-cell office:value-type="float" office:value="292.832" calcext:value-type="float">
            <text:p>292.832</text:p>
          </table:table-cell>
          <table:table-cell office:value-type="float" office:value="225.046" calcext:value-type="float">
            <text:p>225.0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6.37" calcext:value-type="float">
            <text:p>296.37</text:p>
          </table:table-cell>
          <table:table-cell office:value-type="float" office:value="195.496" calcext:value-type="float">
            <text:p>195.496</text:p>
          </table:table-cell>
          <table:table-cell office:value-type="float" office:value="296.757" calcext:value-type="float">
            <text:p>296.757</text:p>
          </table:table-cell>
          <table:table-cell office:value-type="float" office:value="232.277" calcext:value-type="float">
            <text:p>232.2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0.911" calcext:value-type="float">
            <text:p>310.911</text:p>
          </table:table-cell>
          <table:table-cell office:value-type="float" office:value="205.158" calcext:value-type="float">
            <text:p>205.158</text:p>
          </table:table-cell>
          <table:table-cell office:value-type="float" office:value="309.741" calcext:value-type="float">
            <text:p>309.741</text:p>
          </table:table-cell>
          <table:table-cell office:value-type="float" office:value="243.213" calcext:value-type="float">
            <text:p>243.2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0.335" calcext:value-type="float">
            <text:p>310.335</text:p>
          </table:table-cell>
          <table:table-cell office:value-type="float" office:value="211.529" calcext:value-type="float">
            <text:p>211.529</text:p>
          </table:table-cell>
          <table:table-cell office:value-type="float" office:value="311.241" calcext:value-type="float">
            <text:p>311.241</text:p>
          </table:table-cell>
          <table:table-cell office:value-type="float" office:value="254.094" calcext:value-type="float">
            <text:p>254.0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.193" calcext:value-type="float">
            <text:p>342.19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342.61" calcext:value-type="float">
            <text:p>342.61</text:p>
          </table:table-cell>
          <table:table-cell office:value-type="float" office:value="272.699" calcext:value-type="float">
            <text:p>272.6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8.502" calcext:value-type="float">
            <text:p>358.502</text:p>
          </table:table-cell>
          <table:table-cell office:value-type="float" office:value="240.146" calcext:value-type="float">
            <text:p>240.146</text:p>
          </table:table-cell>
          <table:table-cell office:value-type="float" office:value="361.356" calcext:value-type="float">
            <text:p>361.356</text:p>
          </table:table-cell>
          <table:table-cell office:value-type="float" office:value="291.905" calcext:value-type="float">
            <text:p>291.9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1.644" calcext:value-type="float">
            <text:p>371.644</text:p>
          </table:table-cell>
          <table:table-cell office:value-type="float" office:value="254.748" calcext:value-type="float">
            <text:p>254.748</text:p>
          </table:table-cell>
          <table:table-cell office:value-type="float" office:value="373.004" calcext:value-type="float">
            <text:p>373.004</text:p>
          </table:table-cell>
          <table:table-cell office:value-type="float" office:value="310.486" calcext:value-type="float">
            <text:p>310.4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7.402" calcext:value-type="float">
            <text:p>397.402</text:p>
          </table:table-cell>
          <table:table-cell office:value-type="float" office:value="272.521" calcext:value-type="float">
            <text:p>272.521</text:p>
          </table:table-cell>
          <table:table-cell office:value-type="float" office:value="396.577" calcext:value-type="float">
            <text:p>396.577</text:p>
          </table:table-cell>
          <table:table-cell office:value-type="float" office:value="335.639" calcext:value-type="float">
            <text:p>335.6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8.687" calcext:value-type="float">
            <text:p>388.687</text:p>
          </table:table-cell>
          <table:table-cell office:value-type="float" office:value="295.067" calcext:value-type="float">
            <text:p>295.067</text:p>
          </table:table-cell>
          <table:table-cell office:value-type="float" office:value="387.265" calcext:value-type="float">
            <text:p>387.265</text:p>
          </table:table-cell>
          <table:table-cell office:value-type="float" office:value="365.529" calcext:value-type="float">
            <text:p>365.5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1.862" calcext:value-type="float">
            <text:p>501.862</text:p>
          </table:table-cell>
          <table:table-cell office:value-type="float" office:value="381.06" calcext:value-type="float">
            <text:p>381.06</text:p>
          </table:table-cell>
          <table:table-cell office:value-type="float" office:value="500.82" calcext:value-type="float">
            <text:p>500.82</text:p>
          </table:table-cell>
          <table:table-cell office:value-type="float" office:value="477.023" calcext:value-type="float">
            <text:p>477.0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3.615" calcext:value-type="float">
            <text:p>783.615</text:p>
          </table:table-cell>
          <table:table-cell office:value-type="float" office:value="535.718" calcext:value-type="float">
            <text:p>535.718</text:p>
          </table:table-cell>
          <table:table-cell office:value-type="float" office:value="786.698" calcext:value-type="float">
            <text:p>786.698</text:p>
          </table:table-cell>
          <table:table-cell office:value-type="float" office:value="724.966" calcext:value-type="float">
            <text:p>724.9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9.893" calcext:value-type="float">
            <text:p>909.893</text:p>
          </table:table-cell>
          <table:table-cell office:value-type="float" office:value="162.749" calcext:value-type="float">
            <text:p>162.749</text:p>
          </table:table-cell>
          <table:table-cell office:value-type="float" office:value="958.177" calcext:value-type="float">
            <text:p>958.177</text:p>
          </table:table-cell>
          <table:table-cell office:value-type="float" office:value="875.491" calcext:value-type="float">
            <text:p>875.4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2.06" calcext:value-type="float">
            <text:p>112.06</text:p>
          </table:table-cell>
          <table:table-cell office:value-type="float" office:value="11.9325" calcext:value-type="float">
            <text:p>11.9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5.29" calcext:value-type="float">
            <text:p>195.29</text:p>
          </table:table-cell>
          <table:table-cell office:value-type="float" office:value="15.6167" calcext:value-type="float">
            <text:p>15.6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0.186" calcext:value-type="float">
            <text:p>330.186</text:p>
          </table:table-cell>
          <table:table-cell office:value-type="float" office:value="15.7267" calcext:value-type="float">
            <text:p>15.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4.205" calcext:value-type="float">
            <text:p>244.205</text:p>
          </table:table-cell>
          <table:table-cell office:value-type="float" office:value="10.6865" calcext:value-type="float">
            <text:p>10.6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.024" calcext:value-type="float">
            <text:p>201.024</text:p>
          </table:table-cell>
          <table:table-cell office:value-type="float" office:value="6.8894" calcext:value-type="float">
            <text:p>6.8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5638" calcext:value-type="float">
            <text:p>14.5638</text:p>
          </table:table-cell>
          <table:table-cell office:value-type="float" office:value="4.63895" calcext:value-type="float">
            <text:p>4.63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81758" calcext:value-type="float">
            <text:p>8.81758</text:p>
          </table:table-cell>
          <table:table-cell office:value-type="float" office:value="3.86223" calcext:value-type="float">
            <text:p>3.86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35684" calcext:value-type="float">
            <text:p>9.35684</text:p>
          </table:table-cell>
          <table:table-cell office:value-type="float" office:value="3.97158" calcext:value-type="float">
            <text:p>3.97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0424" calcext:value-type="float">
            <text:p>10.0424</text:p>
          </table:table-cell>
          <table:table-cell office:value-type="float" office:value="4.12542" calcext:value-type="float">
            <text:p>4.12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1784" calcext:value-type="float">
            <text:p>13.1784</text:p>
          </table:table-cell>
          <table:table-cell office:value-type="float" office:value="4.5011" calcext:value-type="float">
            <text:p>4.5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8008" calcext:value-type="float">
            <text:p>11.8008</text:p>
          </table:table-cell>
          <table:table-cell office:value-type="float" office:value="4.16698" calcext:value-type="float">
            <text:p>4.16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7705" calcext:value-type="float">
            <text:p>10.7705</text:p>
          </table:table-cell>
          <table:table-cell office:value-type="float" office:value="4.20151" calcext:value-type="float">
            <text:p>4.20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8816" calcext:value-type="float">
            <text:p>11.8816</text:p>
          </table:table-cell>
          <table:table-cell office:value-type="float" office:value="4.41069" calcext:value-type="float">
            <text:p>4.41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.5435" calcext:value-type="float">
            <text:p>13.5435</text:p>
          </table:table-cell>
          <table:table-cell office:value-type="float" office:value="4.5915" calcext:value-type="float">
            <text:p>4.5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5713" calcext:value-type="float">
            <text:p>14.5713</text:p>
          </table:table-cell>
          <table:table-cell office:value-type="float" office:value="4.66535" calcext:value-type="float">
            <text:p>4.66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4829" calcext:value-type="float">
            <text:p>14.4829</text:p>
          </table:table-cell>
          <table:table-cell office:value-type="float" office:value="4.55356" calcext:value-type="float">
            <text:p>4.55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6949" calcext:value-type="float">
            <text:p>15.6949</text:p>
          </table:table-cell>
          <table:table-cell office:value-type="float" office:value="4.7429" calcext:value-type="float">
            <text:p>4.7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5903" calcext:value-type="float">
            <text:p>17.5903</text:p>
          </table:table-cell>
          <table:table-cell office:value-type="float" office:value="4.98417" calcext:value-type="float">
            <text:p>4.98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2421" calcext:value-type="float">
            <text:p>20.2421</text:p>
          </table:table-cell>
          <table:table-cell office:value-type="float" office:value="5.30526" calcext:value-type="float">
            <text:p>5.3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.5698" calcext:value-type="float">
            <text:p>24.5698</text:p>
          </table:table-cell>
          <table:table-cell office:value-type="float" office:value="5.78763" calcext:value-type="float">
            <text:p>5.78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.2218" calcext:value-type="float">
            <text:p>35.2218</text:p>
          </table:table-cell>
          <table:table-cell office:value-type="float" office:value="6.586" calcext:value-type="float">
            <text:p>6.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.081" calcext:value-type="float">
            <text:p>104.081</text:p>
          </table:table-cell>
          <table:table-cell office:value-type="float" office:value="8.37356" calcext:value-type="float">
            <text:p>8.37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1.377" calcext:value-type="float">
            <text:p>231.377</text:p>
          </table:table-cell>
          <table:table-cell office:value-type="float" office:value="9.19168" calcext:value-type="float">
            <text:p>9.19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7.556" calcext:value-type="float">
            <text:p>177.556</text:p>
          </table:table-cell>
          <table:table-cell office:value-type="float" office:value="6.51773" calcext:value-type="float">
            <text:p>6.51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.9084" calcext:value-type="float">
            <text:p>90.9084</text:p>
          </table:table-cell>
          <table:table-cell office:value-type="float" office:value="6.9731" calcext:value-type="float">
            <text:p>6.9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23.895" calcext:value-type="float">
            <text:p>323.895</text:p>
          </table:table-cell>
          <table:table-cell office:value-type="float" office:value="8.48198" calcext:value-type="float">
            <text:p>8.48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2.792" calcext:value-type="float">
            <text:p>212.792</text:p>
          </table:table-cell>
          <table:table-cell office:value-type="float" office:value="10.1179" calcext:value-type="float">
            <text:p>10.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.25" calcext:value-type="float">
            <text:p>215.25</text:p>
          </table:table-cell>
          <table:table-cell office:value-type="float" office:value="8.47197" calcext:value-type="float">
            <text:p>8.47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.9592" calcext:value-type="float">
            <text:p>33.9592</text:p>
          </table:table-cell>
          <table:table-cell office:value-type="float" office:value="5.51487" calcext:value-type="float">
            <text:p>5.51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5.164" calcext:value-type="float">
            <text:p>235.164</text:p>
          </table:table-cell>
          <table:table-cell office:value-type="float" office:value="7.84771" calcext:value-type="float">
            <text:p>7.84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7771" calcext:value-type="float">
            <text:p>13.7771</text:p>
          </table:table-cell>
          <table:table-cell office:value-type="float" office:value="3.45318" calcext:value-type="float">
            <text:p>3.45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0679" calcext:value-type="float">
            <text:p>6.50679</text:p>
          </table:table-cell>
          <table:table-cell office:value-type="float" office:value="3.5763" calcext:value-type="float">
            <text:p>3.5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5024" calcext:value-type="float">
            <text:p>10.5024</text:p>
          </table:table-cell>
          <table:table-cell office:value-type="float" office:value="4.02653" calcext:value-type="float">
            <text:p>4.02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78422" calcext:value-type="float">
            <text:p>8.78422</text:p>
          </table:table-cell>
          <table:table-cell office:value-type="float" office:value="3.79067" calcext:value-type="float">
            <text:p>3.79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3349" calcext:value-type="float">
            <text:p>6.53349</text:p>
          </table:table-cell>
          <table:table-cell office:value-type="float" office:value="3.54001" calcext:value-type="float">
            <text:p>3.5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85654" calcext:value-type="float">
            <text:p>7.85654</text:p>
          </table:table-cell>
          <table:table-cell office:value-type="float" office:value="3.83975" calcext:value-type="float">
            <text:p>3.83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4333" calcext:value-type="float">
            <text:p>17.4333</text:p>
          </table:table-cell>
          <table:table-cell office:value-type="float" office:value="4.70416" calcext:value-type="float">
            <text:p>4.70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9.134" calcext:value-type="float">
            <text:p>259.134</text:p>
          </table:table-cell>
          <table:table-cell office:value-type="float" office:value="5.73132" calcext:value-type="float">
            <text:p>5.73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24206" calcext:value-type="float">
            <text:p>6.24206</text:p>
          </table:table-cell>
          <table:table-cell office:value-type="float" office:value="3.21295" calcext:value-type="float">
            <text:p>3.21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3694" calcext:value-type="float">
            <text:p>13.3694</text:p>
          </table:table-cell>
          <table:table-cell office:value-type="float" office:value="3.39174" calcext:value-type="float">
            <text:p>3.39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91272" calcext:value-type="float">
            <text:p>6.91272</text:p>
          </table:table-cell>
          <table:table-cell office:value-type="float" office:value="3.41436" calcext:value-type="float">
            <text:p>3.41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14182" calcext:value-type="float">
            <text:p>7.14182</text:p>
          </table:table-cell>
          <table:table-cell office:value-type="float" office:value="3.54831" calcext:value-type="float">
            <text:p>3.54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2812" calcext:value-type="float">
            <text:p>7.82812</text:p>
          </table:table-cell>
          <table:table-cell office:value-type="float" office:value="3.71401" calcext:value-type="float">
            <text:p>3.71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7531" calcext:value-type="float">
            <text:p>8.57531</text:p>
          </table:table-cell>
          <table:table-cell office:value-type="float" office:value="3.9538" calcext:value-type="float">
            <text:p>3.95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4878" calcext:value-type="float">
            <text:p>11.4878</text:p>
          </table:table-cell>
          <table:table-cell office:value-type="float" office:value="4.46062" calcext:value-type="float">
            <text:p>4.46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.5038" calcext:value-type="float">
            <text:p>16.5038</text:p>
          </table:table-cell>
          <table:table-cell office:value-type="float" office:value="4.79267" calcext:value-type="float">
            <text:p>4.79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.5774" calcext:value-type="float">
            <text:p>10.5774</text:p>
          </table:table-cell>
          <table:table-cell office:value-type="float" office:value="3.85654" calcext:value-type="float">
            <text:p>3.85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9679" calcext:value-type="float">
            <text:p>11.9679</text:p>
          </table:table-cell>
          <table:table-cell office:value-type="float" office:value="4.15004" calcext:value-type="float">
            <text:p>4.15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.3068" calcext:value-type="float">
            <text:p>16.3068</text:p>
          </table:table-cell>
          <table:table-cell office:value-type="float" office:value="4.67658" calcext:value-type="float">
            <text:p>4.6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.8285" calcext:value-type="float">
            <text:p>17.8285</text:p>
          </table:table-cell>
          <table:table-cell office:value-type="float" office:value="4.42697" calcext:value-type="float">
            <text:p>4.42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.4186" calcext:value-type="float">
            <text:p>23.4186</text:p>
          </table:table-cell>
          <table:table-cell office:value-type="float" office:value="5.00992" calcext:value-type="float">
            <text:p>5.00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.8181" calcext:value-type="float">
            <text:p>40.8181</text:p>
          </table:table-cell>
          <table:table-cell office:value-type="float" office:value="6.34694" calcext:value-type="float">
            <text:p>6.34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1.253" calcext:value-type="float">
            <text:p>301.253</text:p>
          </table:table-cell>
          <table:table-cell office:value-type="float" office:value="10.1553" calcext:value-type="float">
            <text:p>10.1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13471" calcext:value-type="float">
            <text:p>9.13471</text:p>
          </table:table-cell>
          <table:table-cell office:value-type="float" office:value="3.35011" calcext:value-type="float">
            <text:p>3.35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48367" calcext:value-type="float">
            <text:p>5.48367</text:p>
          </table:table-cell>
          <table:table-cell office:value-type="float" office:value="2.82066" calcext:value-type="float">
            <text:p>2.82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72216" calcext:value-type="float">
            <text:p>3.72216</text:p>
          </table:table-cell>
          <table:table-cell office:value-type="float" office:value="2.77849" calcext:value-type="float">
            <text:p>2.77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87229" calcext:value-type="float">
            <text:p>3.87229</text:p>
          </table:table-cell>
          <table:table-cell office:value-type="float" office:value="2.84002" calcext:value-type="float">
            <text:p>2.84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11546" calcext:value-type="float">
            <text:p>4.11546</text:p>
          </table:table-cell>
          <table:table-cell office:value-type="float" office:value="2.91402" calcext:value-type="float">
            <text:p>2.91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36504" calcext:value-type="float">
            <text:p>4.36504</text:p>
          </table:table-cell>
          <table:table-cell office:value-type="float" office:value="2.99983" calcext:value-type="float">
            <text:p>2.9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7427" calcext:value-type="float">
            <text:p>4.67427</text:p>
          </table:table-cell>
          <table:table-cell office:value-type="float" office:value="3.10852" calcext:value-type="float">
            <text:p>3.10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17918" calcext:value-type="float">
            <text:p>5.17918</text:p>
          </table:table-cell>
          <table:table-cell office:value-type="float" office:value="3.25727" calcext:value-type="float">
            <text:p>3.25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1649" calcext:value-type="float">
            <text:p>6.1649</text:p>
          </table:table-cell>
          <table:table-cell office:value-type="float" office:value="3.48787" calcext:value-type="float">
            <text:p>3.48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3.95629" calcext:value-type="float">
            <text:p>3.95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608" calcext:value-type="float">
            <text:p>12.608</text:p>
          </table:table-cell>
          <table:table-cell office:value-type="float" office:value="3.8399" calcext:value-type="float">
            <text:p>3.8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15187" calcext:value-type="float">
            <text:p>6.15187</text:p>
          </table:table-cell>
          <table:table-cell office:value-type="float" office:value="3.33028" calcext:value-type="float">
            <text:p>3.33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36967" calcext:value-type="float">
            <text:p>9.36967</text:p>
          </table:table-cell>
          <table:table-cell office:value-type="float" office:value="3.4733" calcext:value-type="float">
            <text:p>3.4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06598" calcext:value-type="float">
            <text:p>6.06598</text:p>
          </table:table-cell>
          <table:table-cell office:value-type="float" office:value="3.26021" calcext:value-type="float">
            <text:p>3.26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4609" calcext:value-type="float">
            <text:p>13.4609</text:p>
          </table:table-cell>
          <table:table-cell office:value-type="float" office:value="3.86034" calcext:value-type="float">
            <text:p>3.86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10494" calcext:value-type="float">
            <text:p>5.10494</text:p>
          </table:table-cell>
          <table:table-cell office:value-type="float" office:value="3.06737" calcext:value-type="float">
            <text:p>3.06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30077" calcext:value-type="float">
            <text:p>7.30077</text:p>
          </table:table-cell>
          <table:table-cell office:value-type="float" office:value="3.33404" calcext:value-type="float">
            <text:p>3.33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2506" calcext:value-type="float">
            <text:p>12.2506</text:p>
          </table:table-cell>
          <table:table-cell office:value-type="float" office:value="3.38244" calcext:value-type="float">
            <text:p>3.38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96924" calcext:value-type="float">
            <text:p>3.96924</text:p>
          </table:table-cell>
          <table:table-cell office:value-type="float" office:value="2.86425" calcext:value-type="float">
            <text:p>2.86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9326" calcext:value-type="float">
            <text:p>4.49326</text:p>
          </table:table-cell>
          <table:table-cell office:value-type="float" office:value="2.98201" calcext:value-type="float">
            <text:p>2.98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4855" calcext:value-type="float">
            <text:p>10.4855</text:p>
          </table:table-cell>
          <table:table-cell office:value-type="float" office:value="3.98186" calcext:value-type="float">
            <text:p>3.98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35635" calcext:value-type="float">
            <text:p>9.35635</text:p>
          </table:table-cell>
          <table:table-cell office:value-type="float" office:value="3.33177" calcext:value-type="float">
            <text:p>3.33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7319" calcext:value-type="float">
            <text:p>3.97319</text:p>
          </table:table-cell>
          <table:table-cell office:value-type="float" office:value="2.895" calcext:value-type="float">
            <text:p>2.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24953" calcext:value-type="float">
            <text:p>4.24953</text:p>
          </table:table-cell>
          <table:table-cell office:value-type="float" office:value="2.99316" calcext:value-type="float">
            <text:p>2.99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93946" calcext:value-type="float">
            <text:p>4.93946</text:p>
          </table:table-cell>
          <table:table-cell office:value-type="float" office:value="3.14721" calcext:value-type="float">
            <text:p>3.14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0812" calcext:value-type="float">
            <text:p>10.0812</text:p>
          </table:table-cell>
          <table:table-cell office:value-type="float" office:value="3.66876" calcext:value-type="float">
            <text:p>3.66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01324" calcext:value-type="float">
            <text:p>4.01324</text:p>
          </table:table-cell>
          <table:table-cell office:value-type="float" office:value="2.90232" calcext:value-type="float">
            <text:p>2.90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18289" calcext:value-type="float">
            <text:p>4.18289</text:p>
          </table:table-cell>
          <table:table-cell office:value-type="float" office:value="2.9725" calcext:value-type="float">
            <text:p>2.9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2975" calcext:value-type="float">
            <text:p>4.32975</text:p>
          </table:table-cell>
          <table:table-cell office:value-type="float" office:value="3.04915" calcext:value-type="float">
            <text:p>3.04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9132" calcext:value-type="float">
            <text:p>7.9132</text:p>
          </table:table-cell>
          <table:table-cell office:value-type="float" office:value="3.40895" calcext:value-type="float">
            <text:p>3.40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86336" calcext:value-type="float">
            <text:p>4.86336</text:p>
          </table:table-cell>
          <table:table-cell office:value-type="float" office:value="3.24162" calcext:value-type="float">
            <text:p>3.24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22321" calcext:value-type="float">
            <text:p>5.22321</text:p>
          </table:table-cell>
          <table:table-cell office:value-type="float" office:value="3.37106" calcext:value-type="float">
            <text:p>3.37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74357" calcext:value-type="float">
            <text:p>5.74357</text:p>
          </table:table-cell>
          <table:table-cell office:value-type="float" office:value="3.53492" calcext:value-type="float">
            <text:p>3.53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56906" calcext:value-type="float">
            <text:p>6.56906</text:p>
          </table:table-cell>
          <table:table-cell office:value-type="float" office:value="3.77317" calcext:value-type="float">
            <text:p>3.77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26598" calcext:value-type="float">
            <text:p>8.26598</text:p>
          </table:table-cell>
          <table:table-cell office:value-type="float" office:value="4.17716" calcext:value-type="float">
            <text:p>4.17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1005" calcext:value-type="float">
            <text:p>17.1005</text:p>
          </table:table-cell>
          <table:table-cell office:value-type="float" office:value="5.21605" calcext:value-type="float">
            <text:p>5.21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4572" calcext:value-type="float">
            <text:p>13.4572</text:p>
          </table:table-cell>
          <table:table-cell office:value-type="float" office:value="4.03684" calcext:value-type="float">
            <text:p>4.0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6692" calcext:value-type="float">
            <text:p>8.6692</text:p>
          </table:table-cell>
          <table:table-cell office:value-type="float" office:value="3.35629" calcext:value-type="float">
            <text:p>3.35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45834" calcext:value-type="float">
            <text:p>5.45834</text:p>
          </table:table-cell>
          <table:table-cell office:value-type="float" office:value="3.23692" calcext:value-type="float">
            <text:p>3.23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09769" calcext:value-type="float">
            <text:p>6.09769</text:p>
          </table:table-cell>
          <table:table-cell office:value-type="float" office:value="3.44186" calcext:value-type="float">
            <text:p>3.44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94788" calcext:value-type="float">
            <text:p>7.94788</text:p>
          </table:table-cell>
          <table:table-cell office:value-type="float" office:value="3.82321" calcext:value-type="float">
            <text:p>3.82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.3954" calcext:value-type="float">
            <text:p>19.3954</text:p>
          </table:table-cell>
          <table:table-cell office:value-type="float" office:value="5.08664" calcext:value-type="float">
            <text:p>5.08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86887" calcext:value-type="float">
            <text:p>4.86887</text:p>
          </table:table-cell>
          <table:table-cell office:value-type="float" office:value="2.81452" calcext:value-type="float">
            <text:p>2.81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26387" calcext:value-type="float">
            <text:p>5.26387</text:p>
          </table:table-cell>
          <table:table-cell office:value-type="float" office:value="2.92035" calcext:value-type="float">
            <text:p>2.92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2105" calcext:value-type="float">
            <text:p>6.62105</text:p>
          </table:table-cell>
          <table:table-cell office:value-type="float" office:value="3.08606" calcext:value-type="float">
            <text:p>3.08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71655" calcext:value-type="float">
            <text:p>9.71655</text:p>
          </table:table-cell>
          <table:table-cell office:value-type="float" office:value="3.43434" calcext:value-type="float">
            <text:p>3.43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.2033" calcext:value-type="float">
            <text:p>20.2033</text:p>
          </table:table-cell>
          <table:table-cell office:value-type="float" office:value="3.76474" calcext:value-type="float">
            <text:p>3.76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2332" calcext:value-type="float">
            <text:p>3.2332</text:p>
          </table:table-cell>
          <table:table-cell office:value-type="float" office:value="2.48872" calcext:value-type="float">
            <text:p>2.48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2637" calcext:value-type="float">
            <text:p>12.2637</text:p>
          </table:table-cell>
          <table:table-cell office:value-type="float" office:value="3.7486" calcext:value-type="float">
            <text:p>3.7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7.3718" calcext:value-type="float">
            <text:p>77.3718</text:p>
          </table:table-cell>
          <table:table-cell office:value-type="float" office:value="4.13637" calcext:value-type="float">
            <text:p>4.13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06126" calcext:value-type="float">
            <text:p>3.06126</text:p>
          </table:table-cell>
          <table:table-cell office:value-type="float" office:value="2.37983" calcext:value-type="float">
            <text:p>2.3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.3323" calcext:value-type="float">
            <text:p>17.3323</text:p>
          </table:table-cell>
          <table:table-cell office:value-type="float" office:value="2.58154" calcext:value-type="float">
            <text:p>2.58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19682" calcext:value-type="float">
            <text:p>3.19682</text:p>
          </table:table-cell>
          <table:table-cell office:value-type="float" office:value="2.42198" calcext:value-type="float">
            <text:p>2.42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22336" calcext:value-type="float">
            <text:p>3.22336</text:p>
          </table:table-cell>
          <table:table-cell office:value-type="float" office:value="2.45511" calcext:value-type="float">
            <text:p>2.45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38135" calcext:value-type="float">
            <text:p>3.38135</text:p>
          </table:table-cell>
          <table:table-cell office:value-type="float" office:value="2.49094" calcext:value-type="float">
            <text:p>2.49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.6923" calcext:value-type="float">
            <text:p>27.6923</text:p>
          </table:table-cell>
          <table:table-cell office:value-type="float" office:value="2.77171" calcext:value-type="float">
            <text:p>2.77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.5948" calcext:value-type="float">
            <text:p>12.5948</text:p>
          </table:table-cell>
          <table:table-cell office:value-type="float" office:value="2.73711" calcext:value-type="float">
            <text:p>2.73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75278" calcext:value-type="float">
            <text:p>3.75278</text:p>
          </table:table-cell>
          <table:table-cell office:value-type="float" office:value="2.63677" calcext:value-type="float">
            <text:p>2.63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07586" calcext:value-type="float">
            <text:p>4.07586</text:p>
          </table:table-cell>
          <table:table-cell office:value-type="float" office:value="2.69469" calcext:value-type="float">
            <text:p>2.69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18896" calcext:value-type="float">
            <text:p>4.18896</text:p>
          </table:table-cell>
          <table:table-cell office:value-type="float" office:value="2.76079" calcext:value-type="float">
            <text:p>2.76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52334" calcext:value-type="float">
            <text:p>4.52334</text:p>
          </table:table-cell>
          <table:table-cell office:value-type="float" office:value="2.84803" calcext:value-type="float">
            <text:p>2.84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06675" calcext:value-type="float">
            <text:p>5.06675</text:p>
          </table:table-cell>
          <table:table-cell office:value-type="float" office:value="2.9588" calcext:value-type="float">
            <text:p>2.9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1714" calcext:value-type="float">
            <text:p>6.1714</text:p>
          </table:table-cell>
          <table:table-cell office:value-type="float" office:value="3.1364" calcext:value-type="float">
            <text:p>3.1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40976" calcext:value-type="float">
            <text:p>9.40976</text:p>
          </table:table-cell>
          <table:table-cell office:value-type="float" office:value="3.54066" calcext:value-type="float">
            <text:p>3.54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.0502" calcext:value-type="float">
            <text:p>17.0502</text:p>
          </table:table-cell>
          <table:table-cell office:value-type="float" office:value="3.52077" calcext:value-type="float">
            <text:p>3.52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3692" calcext:value-type="float">
            <text:p>3.3692</text:p>
          </table:table-cell>
          <table:table-cell office:value-type="float" office:value="2.54218" calcext:value-type="float">
            <text:p>2.54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43685" calcext:value-type="float">
            <text:p>3.43685</text:p>
          </table:table-cell>
          <table:table-cell office:value-type="float" office:value="2.58155" calcext:value-type="float">
            <text:p>2.58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54864" calcext:value-type="float">
            <text:p>3.54864</text:p>
          </table:table-cell>
          <table:table-cell office:value-type="float" office:value="2.62277" calcext:value-type="float">
            <text:p>2.62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71143" calcext:value-type="float">
            <text:p>3.71143</text:p>
          </table:table-cell>
          <table:table-cell office:value-type="float" office:value="2.67065" calcext:value-type="float">
            <text:p>2.67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73442" calcext:value-type="float">
            <text:p>3.73442</text:p>
          </table:table-cell>
          <table:table-cell office:value-type="float" office:value="2.72236" calcext:value-type="float">
            <text:p>2.72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90173" calcext:value-type="float">
            <text:p>3.90173</text:p>
          </table:table-cell>
          <table:table-cell office:value-type="float" office:value="2.77845" calcext:value-type="float">
            <text:p>2.77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94692" calcext:value-type="float">
            <text:p>3.94692</text:p>
          </table:table-cell>
          <table:table-cell office:value-type="float" office:value="2.84176" calcext:value-type="float">
            <text:p>2.84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27013" calcext:value-type="float">
            <text:p>4.27013</text:p>
          </table:table-cell>
          <table:table-cell office:value-type="float" office:value="2.91271" calcext:value-type="float">
            <text:p>2.9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36495" calcext:value-type="float">
            <text:p>4.36495</text:p>
          </table:table-cell>
          <table:table-cell office:value-type="float" office:value="2.99313" calcext:value-type="float">
            <text:p>2.99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6691" calcext:value-type="float">
            <text:p>4.6691</text:p>
          </table:table-cell>
          <table:table-cell office:value-type="float" office:value="3.09027" calcext:value-type="float">
            <text:p>3.09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04655" calcext:value-type="float">
            <text:p>5.04655</text:p>
          </table:table-cell>
          <table:table-cell office:value-type="float" office:value="3.20413" calcext:value-type="float">
            <text:p>3.20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52596" calcext:value-type="float">
            <text:p>5.52596</text:p>
          </table:table-cell>
          <table:table-cell office:value-type="float" office:value="3.35021" calcext:value-type="float">
            <text:p>3.35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2292" calcext:value-type="float">
            <text:p>6.2292</text:p>
          </table:table-cell>
          <table:table-cell office:value-type="float" office:value="3.54278" calcext:value-type="float">
            <text:p>3.54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64909" calcext:value-type="float">
            <text:p>7.64909</text:p>
          </table:table-cell>
          <table:table-cell office:value-type="float" office:value="3.8388" calcext:value-type="float">
            <text:p>3.8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.3972" calcext:value-type="float">
            <text:p>10.3972</text:p>
          </table:table-cell>
          <table:table-cell office:value-type="float" office:value="4.47824" calcext:value-type="float">
            <text:p>4.47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.1364" calcext:value-type="float">
            <text:p>21.1364</text:p>
          </table:table-cell>
          <table:table-cell office:value-type="float" office:value="5.16626" calcext:value-type="float">
            <text:p>5.16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.0437" calcext:value-type="float">
            <text:p>15.0437</text:p>
          </table:table-cell>
          <table:table-cell office:value-type="float" office:value="3.26333" calcext:value-type="float">
            <text:p>3.26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70752" calcext:value-type="float">
            <text:p>3.70752</text:p>
          </table:table-cell>
          <table:table-cell office:value-type="float" office:value="2.74574" calcext:value-type="float">
            <text:p>2.74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94893" calcext:value-type="float">
            <text:p>3.94893</text:p>
          </table:table-cell>
          <table:table-cell office:value-type="float" office:value="2.82342" calcext:value-type="float">
            <text:p>2.8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14555" calcext:value-type="float">
            <text:p>4.14555</text:p>
          </table:table-cell>
          <table:table-cell office:value-type="float" office:value="2.91503" calcext:value-type="float">
            <text:p>2.91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51878" calcext:value-type="float">
            <text:p>4.51878</text:p>
          </table:table-cell>
          <table:table-cell office:value-type="float" office:value="3.02109" calcext:value-type="float">
            <text:p>3.02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82628" calcext:value-type="float">
            <text:p>4.82628</text:p>
          </table:table-cell>
          <table:table-cell office:value-type="float" office:value="3.14791" calcext:value-type="float">
            <text:p>3.14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50911" calcext:value-type="float">
            <text:p>5.50911</text:p>
          </table:table-cell>
          <table:table-cell office:value-type="float" office:value="3.32694" calcext:value-type="float">
            <text:p>3.32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33447" calcext:value-type="float">
            <text:p>6.33447</text:p>
          </table:table-cell>
          <table:table-cell office:value-type="float" office:value="3.58244" calcext:value-type="float">
            <text:p>3.58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001" calcext:value-type="float">
            <text:p>9.001</text:p>
          </table:table-cell>
          <table:table-cell office:value-type="float" office:value="4.05957" calcext:value-type="float">
            <text:p>4.0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8212" calcext:value-type="float">
            <text:p>18.8212</text:p>
          </table:table-cell>
          <table:table-cell office:value-type="float" office:value="4.63315" calcext:value-type="float">
            <text:p>4.63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67781" calcext:value-type="float">
            <text:p>4.67781</text:p>
          </table:table-cell>
          <table:table-cell office:value-type="float" office:value="3.13831" calcext:value-type="float">
            <text:p>3.13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39317" calcext:value-type="float">
            <text:p>5.39317</text:p>
          </table:table-cell>
          <table:table-cell office:value-type="float" office:value="3.36204" calcext:value-type="float">
            <text:p>3.36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5174" calcext:value-type="float">
            <text:p>6.75174</text:p>
          </table:table-cell>
          <table:table-cell office:value-type="float" office:value="3.77999" calcext:value-type="float">
            <text:p>3.7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5922" calcext:value-type="float">
            <text:p>13.5922</text:p>
          </table:table-cell>
          <table:table-cell office:value-type="float" office:value="5.226" calcext:value-type="float">
            <text:p>5.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.0416" calcext:value-type="float">
            <text:p>20.0416</text:p>
          </table:table-cell>
          <table:table-cell office:value-type="float" office:value="3.58631" calcext:value-type="float">
            <text:p>3.58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5628" calcext:value-type="float">
            <text:p>12.5628</text:p>
          </table:table-cell>
          <table:table-cell office:value-type="float" office:value="2.93748" calcext:value-type="float">
            <text:p>2.93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53796" calcext:value-type="float">
            <text:p>3.53796</text:p>
          </table:table-cell>
          <table:table-cell office:value-type="float" office:value="2.48254" calcext:value-type="float">
            <text:p>2.48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64766" calcext:value-type="float">
            <text:p>3.64766</text:p>
          </table:table-cell>
          <table:table-cell office:value-type="float" office:value="2.57166" calcext:value-type="float">
            <text:p>2.57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28658" calcext:value-type="float">
            <text:p>4.28658</text:p>
          </table:table-cell>
          <table:table-cell office:value-type="float" office:value="2.69077" calcext:value-type="float">
            <text:p>2.69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45746" calcext:value-type="float">
            <text:p>5.45746</text:p>
          </table:table-cell>
          <table:table-cell office:value-type="float" office:value="2.90253" calcext:value-type="float">
            <text:p>2.90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50653" calcext:value-type="float">
            <text:p>8.50653</text:p>
          </table:table-cell>
          <table:table-cell office:value-type="float" office:value="3.42738" calcext:value-type="float">
            <text:p>3.42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.5325" calcext:value-type="float">
            <text:p>16.5325</text:p>
          </table:table-cell>
          <table:table-cell office:value-type="float" office:value="3.40572" calcext:value-type="float">
            <text:p>3.40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61777" calcext:value-type="float">
            <text:p>2.61777</text:p>
          </table:table-cell>
          <table:table-cell office:value-type="float" office:value="2.14623" calcext:value-type="float">
            <text:p>2.14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66906" calcext:value-type="float">
            <text:p>2.66906</text:p>
          </table:table-cell>
          <table:table-cell office:value-type="float" office:value="2.17255" calcext:value-type="float">
            <text:p>2.17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72622" calcext:value-type="float">
            <text:p>2.72622</text:p>
          </table:table-cell>
          <table:table-cell office:value-type="float" office:value="2.20055" calcext:value-type="float">
            <text:p>2.20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65608" calcext:value-type="float">
            <text:p>2.65608</text:p>
          </table:table-cell>
          <table:table-cell office:value-type="float" office:value="2.22985" calcext:value-type="float">
            <text:p>2.22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73901" calcext:value-type="float">
            <text:p>2.73901</text:p>
          </table:table-cell>
          <table:table-cell office:value-type="float" office:value="2.26084" calcext:value-type="float">
            <text:p>2.26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79652" calcext:value-type="float">
            <text:p>2.79652</text:p>
          </table:table-cell>
          <table:table-cell office:value-type="float" office:value="2.29238" calcext:value-type="float">
            <text:p>2.29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03155" calcext:value-type="float">
            <text:p>3.03155</text:p>
          </table:table-cell>
          <table:table-cell office:value-type="float" office:value="2.32929" calcext:value-type="float">
            <text:p>2.32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1097" calcext:value-type="float">
            <text:p>3.1097</text:p>
          </table:table-cell>
          <table:table-cell office:value-type="float" office:value="2.37183" calcext:value-type="float">
            <text:p>2.37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10026" calcext:value-type="float">
            <text:p>3.10026</text:p>
          </table:table-cell>
          <table:table-cell office:value-type="float" office:value="2.41641" calcext:value-type="float">
            <text:p>2.41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21831" calcext:value-type="float">
            <text:p>3.21831</text:p>
          </table:table-cell>
          <table:table-cell office:value-type="float" office:value="2.46859" calcext:value-type="float">
            <text:p>2.46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38976" calcext:value-type="float">
            <text:p>3.38976</text:p>
          </table:table-cell>
          <table:table-cell office:value-type="float" office:value="2.52874" calcext:value-type="float">
            <text:p>2.52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64315" calcext:value-type="float">
            <text:p>3.64315</text:p>
          </table:table-cell>
          <table:table-cell office:value-type="float" office:value="2.59668" calcext:value-type="float">
            <text:p>2.59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86215" calcext:value-type="float">
            <text:p>3.86215</text:p>
          </table:table-cell>
          <table:table-cell office:value-type="float" office:value="2.67964" calcext:value-type="float">
            <text:p>2.67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.30187" calcext:value-type="float">
            <text:p>4.30187</text:p>
          </table:table-cell>
          <table:table-cell office:value-type="float" office:value="2.78927" calcext:value-type="float">
            <text:p>2.78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83691" calcext:value-type="float">
            <text:p>4.83691</text:p>
          </table:table-cell>
          <table:table-cell office:value-type="float" office:value="2.9369" calcext:value-type="float">
            <text:p>2.9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90843" calcext:value-type="float">
            <text:p>8.90843</text:p>
          </table:table-cell>
          <table:table-cell office:value-type="float" office:value="4.27776" calcext:value-type="float">
            <text:p>4.27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8085" calcext:value-type="float">
            <text:p>16.8085</text:p>
          </table:table-cell>
          <table:table-cell office:value-type="float" office:value="5.15754" calcext:value-type="float">
            <text:p>5.15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.6999" calcext:value-type="float">
            <text:p>17.6999</text:p>
          </table:table-cell>
          <table:table-cell office:value-type="float" office:value="3.59691" calcext:value-type="float">
            <text:p>3.59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73897" calcext:value-type="float">
            <text:p>3.73897</text:p>
          </table:table-cell>
          <table:table-cell office:value-type="float" office:value="2.54489" calcext:value-type="float">
            <text:p>2.54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01726" calcext:value-type="float">
            <text:p>4.01726</text:p>
          </table:table-cell>
          <table:table-cell office:value-type="float" office:value="2.62706" calcext:value-type="float">
            <text:p>2.62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.25893" calcext:value-type="float">
            <text:p>4.25893</text:p>
          </table:table-cell>
          <table:table-cell office:value-type="float" office:value="2.7367" calcext:value-type="float">
            <text:p>2.7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647" calcext:value-type="float">
            <text:p>4.647</text:p>
          </table:table-cell>
          <table:table-cell office:value-type="float" office:value="2.88774" calcext:value-type="float">
            <text:p>2.88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91552" calcext:value-type="float">
            <text:p>5.91552</text:p>
          </table:table-cell>
          <table:table-cell office:value-type="float" office:value="3.13568" calcext:value-type="float">
            <text:p>3.13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59057" calcext:value-type="float">
            <text:p>9.59057</text:p>
          </table:table-cell>
          <table:table-cell office:value-type="float" office:value="3.80905" calcext:value-type="float">
            <text:p>3.80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.9634" calcext:value-type="float">
            <text:p>19.9634</text:p>
          </table:table-cell>
          <table:table-cell office:value-type="float" office:value="3.54104" calcext:value-type="float">
            <text:p>3.5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73682" calcext:value-type="float">
            <text:p>2.73682</text:p>
          </table:table-cell>
          <table:table-cell office:value-type="float" office:value="2.18356" calcext:value-type="float">
            <text:p>2.18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7944" calcext:value-type="float">
            <text:p>2.7944</text:p>
          </table:table-cell>
          <table:table-cell office:value-type="float" office:value="2.20831" calcext:value-type="float">
            <text:p>2.2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93799" calcext:value-type="float">
            <text:p>2.93799</text:p>
          </table:table-cell>
          <table:table-cell office:value-type="float" office:value="2.23462" calcext:value-type="float">
            <text:p>2.23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7573" calcext:value-type="float">
            <text:p>2.97573</text:p>
          </table:table-cell>
          <table:table-cell office:value-type="float" office:value="2.2636" calcext:value-type="float">
            <text:p>2.2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00438" calcext:value-type="float">
            <text:p>3.00438</text:p>
          </table:table-cell>
          <table:table-cell office:value-type="float" office:value="2.29563" calcext:value-type="float">
            <text:p>2.29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17514" calcext:value-type="float">
            <text:p>3.17514</text:p>
          </table:table-cell>
          <table:table-cell office:value-type="float" office:value="2.32774" calcext:value-type="float">
            <text:p>2.32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16069" calcext:value-type="float">
            <text:p>3.16069</text:p>
          </table:table-cell>
          <table:table-cell office:value-type="float" office:value="2.36273" calcext:value-type="float">
            <text:p>2.36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255" calcext:value-type="float">
            <text:p>3.255</text:p>
          </table:table-cell>
          <table:table-cell office:value-type="float" office:value="2.39914" calcext:value-type="float">
            <text:p>2.39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34863" calcext:value-type="float">
            <text:p>3.34863</text:p>
          </table:table-cell>
          <table:table-cell office:value-type="float" office:value="2.43748" calcext:value-type="float">
            <text:p>2.43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35668" calcext:value-type="float">
            <text:p>3.35668</text:p>
          </table:table-cell>
          <table:table-cell office:value-type="float" office:value="2.47698" calcext:value-type="float">
            <text:p>2.47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63432" calcext:value-type="float">
            <text:p>3.63432</text:p>
          </table:table-cell>
          <table:table-cell office:value-type="float" office:value="2.5249" calcext:value-type="float">
            <text:p>2.5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71716" calcext:value-type="float">
            <text:p>3.71716</text:p>
          </table:table-cell>
          <table:table-cell office:value-type="float" office:value="2.57691" calcext:value-type="float">
            <text:p>2.57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74248" calcext:value-type="float">
            <text:p>3.74248</text:p>
          </table:table-cell>
          <table:table-cell office:value-type="float" office:value="2.63276" calcext:value-type="float">
            <text:p>2.63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89892" calcext:value-type="float">
            <text:p>3.89892</text:p>
          </table:table-cell>
          <table:table-cell office:value-type="float" office:value="2.69384" calcext:value-type="float">
            <text:p>2.69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22457" calcext:value-type="float">
            <text:p>4.22457</text:p>
          </table:table-cell>
          <table:table-cell office:value-type="float" office:value="2.75943" calcext:value-type="float">
            <text:p>2.75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29413" calcext:value-type="float">
            <text:p>4.29413</text:p>
          </table:table-cell>
          <table:table-cell office:value-type="float" office:value="2.83271" calcext:value-type="float">
            <text:p>2.83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52827" calcext:value-type="float">
            <text:p>4.52827</text:p>
          </table:table-cell>
          <table:table-cell office:value-type="float" office:value="2.9228" calcext:value-type="float">
            <text:p>2.9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.93303" calcext:value-type="float">
            <text:p>4.93303</text:p>
          </table:table-cell>
          <table:table-cell office:value-type="float" office:value="3.02646" calcext:value-type="float">
            <text:p>3.02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25613" calcext:value-type="float">
            <text:p>5.25613</text:p>
          </table:table-cell>
          <table:table-cell office:value-type="float" office:value="3.1421" calcext:value-type="float">
            <text:p>3.1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63087" calcext:value-type="float">
            <text:p>5.63087</text:p>
          </table:table-cell>
          <table:table-cell office:value-type="float" office:value="3.2955" calcext:value-type="float">
            <text:p>3.2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41863" calcext:value-type="float">
            <text:p>6.41863</text:p>
          </table:table-cell>
          <table:table-cell office:value-type="float" office:value="3.50018" calcext:value-type="float">
            <text:p>3.50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49517" calcext:value-type="float">
            <text:p>7.49517</text:p>
          </table:table-cell>
          <table:table-cell office:value-type="float" office:value="3.78605" calcext:value-type="float">
            <text:p>3.78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60717" calcext:value-type="float">
            <text:p>9.60717</text:p>
          </table:table-cell>
          <table:table-cell office:value-type="float" office:value="4.28261" calcext:value-type="float">
            <text:p>4.28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.0676" calcext:value-type="float">
            <text:p>19.0676</text:p>
          </table:table-cell>
          <table:table-cell office:value-type="float" office:value="5.92444" calcext:value-type="float">
            <text:p>5.92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.458" calcext:value-type="float">
            <text:p>23.458</text:p>
          </table:table-cell>
          <table:table-cell office:value-type="float" office:value="3.72717" calcext:value-type="float">
            <text:p>3.72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50014" calcext:value-type="float">
            <text:p>4.50014</text:p>
          </table:table-cell>
          <table:table-cell office:value-type="float" office:value="2.77883" calcext:value-type="float">
            <text:p>2.77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16861" calcext:value-type="float">
            <text:p>5.16861</text:p>
          </table:table-cell>
          <table:table-cell office:value-type="float" office:value="2.96957" calcext:value-type="float">
            <text:p>2.96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60331" calcext:value-type="float">
            <text:p>9.60331</text:p>
          </table:table-cell>
          <table:table-cell office:value-type="float" office:value="3.42492" calcext:value-type="float">
            <text:p>3.424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07501" calcext:value-type="float">
            <text:p>9.07501</text:p>
          </table:table-cell>
          <table:table-cell office:value-type="float" office:value="3.93772" calcext:value-type="float">
            <text:p>3.93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.2031" calcext:value-type="float">
            <text:p>23.2031</text:p>
          </table:table-cell>
          <table:table-cell office:value-type="float" office:value="4.88162" calcext:value-type="float">
            <text:p>4.88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56047" calcext:value-type="float">
            <text:p>2.56047</text:p>
          </table:table-cell>
          <table:table-cell office:value-type="float" office:value="2.01566" calcext:value-type="float">
            <text:p>2.01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85013" calcext:value-type="float">
            <text:p>2.85013</text:p>
          </table:table-cell>
          <table:table-cell office:value-type="float" office:value="2.05063" calcext:value-type="float">
            <text:p>2.05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22839" calcext:value-type="float">
            <text:p>3.22839</text:p>
          </table:table-cell>
          <table:table-cell office:value-type="float" office:value="2.09348" calcext:value-type="float">
            <text:p>2.09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29686" calcext:value-type="float">
            <text:p>3.29686</text:p>
          </table:table-cell>
          <table:table-cell office:value-type="float" office:value="2.14211" calcext:value-type="float">
            <text:p>2.14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44288" calcext:value-type="float">
            <text:p>3.44288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25428" calcext:value-type="float">
            <text:p>3.25428</text:p>
          </table:table-cell>
          <table:table-cell office:value-type="float" office:value="2.26746" calcext:value-type="float">
            <text:p>2.26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06343" calcext:value-type="float">
            <text:p>4.06343</text:p>
          </table:table-cell>
          <table:table-cell office:value-type="float" office:value="2.34818" calcext:value-type="float">
            <text:p>2.34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24638" calcext:value-type="float">
            <text:p>4.24638</text:p>
          </table:table-cell>
          <table:table-cell office:value-type="float" office:value="2.44838" calcext:value-type="float">
            <text:p>2.44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45948" calcext:value-type="float">
            <text:p>4.45948</text:p>
          </table:table-cell>
          <table:table-cell office:value-type="float" office:value="2.57118" calcext:value-type="float">
            <text:p>2.57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46129" calcext:value-type="float">
            <text:p>5.46129</text:p>
          </table:table-cell>
          <table:table-cell office:value-type="float" office:value="2.74669" calcext:value-type="float">
            <text:p>2.74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4575" calcext:value-type="float">
            <text:p>6.4575</text:p>
          </table:table-cell>
          <table:table-cell office:value-type="float" office:value="3.00636" calcext:value-type="float">
            <text:p>3.00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13918" calcext:value-type="float">
            <text:p>8.13918</text:p>
          </table:table-cell>
          <table:table-cell office:value-type="float" office:value="3.5258" calcext:value-type="float">
            <text:p>3.5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.4226" calcext:value-type="float">
            <text:p>26.4226</text:p>
          </table:table-cell>
          <table:table-cell office:value-type="float" office:value="6.53453" calcext:value-type="float">
            <text:p>6.53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35997" calcext:value-type="float">
            <text:p>1.35997</text:p>
          </table:table-cell>
          <table:table-cell office:value-type="float" office:value="1.2512" calcext:value-type="float">
            <text:p>1.2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3105" calcext:value-type="float">
            <text:p>1.3105</text:p>
          </table:table-cell>
          <table:table-cell office:value-type="float" office:value="1.25442" calcext:value-type="float">
            <text:p>1.25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38532" calcext:value-type="float">
            <text:p>1.38532</text:p>
          </table:table-cell>
          <table:table-cell office:value-type="float" office:value="1.25753" calcext:value-type="float">
            <text:p>1.25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2117" calcext:value-type="float">
            <text:p>1.42117</text:p>
          </table:table-cell>
          <table:table-cell office:value-type="float" office:value="1.26241" calcext:value-type="float">
            <text:p>1.26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2624" calcext:value-type="float">
            <text:p>1.42624</text:p>
          </table:table-cell>
          <table:table-cell office:value-type="float" office:value="1.26656" calcext:value-type="float">
            <text:p>1.26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1707" calcext:value-type="float">
            <text:p>1.41707</text:p>
          </table:table-cell>
          <table:table-cell office:value-type="float" office:value="1.27077" calcext:value-type="float">
            <text:p>1.27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36949" calcext:value-type="float">
            <text:p>1.36949</text:p>
          </table:table-cell>
          <table:table-cell office:value-type="float" office:value="1.27395" calcext:value-type="float">
            <text:p>1.27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30422" calcext:value-type="float">
            <text:p>1.30422</text:p>
          </table:table-cell>
          <table:table-cell office:value-type="float" office:value="1.27706" calcext:value-type="float">
            <text:p>1.27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36835" calcext:value-type="float">
            <text:p>1.36835</text:p>
          </table:table-cell>
          <table:table-cell office:value-type="float" office:value="1.28052" calcext:value-type="float">
            <text:p>1.28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3132" calcext:value-type="float">
            <text:p>1.43132</text:p>
          </table:table-cell>
          <table:table-cell office:value-type="float" office:value="1.28417" calcext:value-type="float">
            <text:p>1.28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39541" calcext:value-type="float">
            <text:p>1.39541</text:p>
          </table:table-cell>
          <table:table-cell office:value-type="float" office:value="1.28809" calcext:value-type="float">
            <text:p>1.28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39523" calcext:value-type="float">
            <text:p>1.39523</text:p>
          </table:table-cell>
          <table:table-cell office:value-type="float" office:value="1.29144" calcext:value-type="float">
            <text:p>1.29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3874" calcext:value-type="float">
            <text:p>1.43874</text:p>
          </table:table-cell>
          <table:table-cell office:value-type="float" office:value="1.29515" calcext:value-type="float">
            <text:p>1.29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2978" calcext:value-type="float">
            <text:p>1.42978</text:p>
          </table:table-cell>
          <table:table-cell office:value-type="float" office:value="1.2989" calcext:value-type="float">
            <text:p>1.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5491" calcext:value-type="float">
            <text:p>1.45491</text:p>
          </table:table-cell>
          <table:table-cell office:value-type="float" office:value="1.30353" calcext:value-type="float">
            <text:p>1.30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6831" calcext:value-type="float">
            <text:p>1.46831</text:p>
          </table:table-cell>
          <table:table-cell office:value-type="float" office:value="1.3074" calcext:value-type="float">
            <text:p>1.3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327" calcext:value-type="float">
            <text:p>1.4327</text:p>
          </table:table-cell>
          <table:table-cell office:value-type="float" office:value="1.31178" calcext:value-type="float">
            <text:p>1.3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9472" calcext:value-type="float">
            <text:p>1.49472</text:p>
          </table:table-cell>
          <table:table-cell office:value-type="float" office:value="1.31576" calcext:value-type="float">
            <text:p>1.31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38985" calcext:value-type="float">
            <text:p>1.38985</text:p>
          </table:table-cell>
          <table:table-cell office:value-type="float" office:value="1.32041" calcext:value-type="float">
            <text:p>1.32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54098" calcext:value-type="float">
            <text:p>1.54098</text:p>
          </table:table-cell>
          <table:table-cell office:value-type="float" office:value="1.3249" calcext:value-type="float">
            <text:p>1.3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55979" calcext:value-type="float">
            <text:p>1.55979</text:p>
          </table:table-cell>
          <table:table-cell office:value-type="float" office:value="1.33008" calcext:value-type="float">
            <text:p>1.33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6827" calcext:value-type="float">
            <text:p>1.46827</text:p>
          </table:table-cell>
          <table:table-cell office:value-type="float" office:value="1.33399" calcext:value-type="float">
            <text:p>1.33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1.33778" calcext:value-type="float">
            <text:p>1.33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584" calcext:value-type="float">
            <text:p>1.47584</text:p>
          </table:table-cell>
          <table:table-cell office:value-type="float" office:value="1.34337" calcext:value-type="float">
            <text:p>1.34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5052" calcext:value-type="float">
            <text:p>1.5052</text:p>
          </table:table-cell>
          <table:table-cell office:value-type="float" office:value="1.34754" calcext:value-type="float">
            <text:p>1.34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246" calcext:value-type="float">
            <text:p>1.47246</text:p>
          </table:table-cell>
          <table:table-cell office:value-type="float" office:value="1.3515" calcext:value-type="float">
            <text:p>1.3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52242" calcext:value-type="float">
            <text:p>1.52242</text:p>
          </table:table-cell>
          <table:table-cell office:value-type="float" office:value="1.35533" calcext:value-type="float">
            <text:p>1.35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5503" calcext:value-type="float">
            <text:p>1.5503</text:p>
          </table:table-cell>
          <table:table-cell office:value-type="float" office:value="1.35987" calcext:value-type="float">
            <text:p>1.35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3063" calcext:value-type="float">
            <text:p>1.53063</text:p>
          </table:table-cell>
          <table:table-cell office:value-type="float" office:value="1.36491" calcext:value-type="float">
            <text:p>1.36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9838" calcext:value-type="float">
            <text:p>1.49838</text:p>
          </table:table-cell>
          <table:table-cell office:value-type="float" office:value="1.36921" calcext:value-type="float">
            <text:p>1.36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5577" calcext:value-type="float">
            <text:p>1.5577</text:p>
          </table:table-cell>
          <table:table-cell office:value-type="float" office:value="1.37387" calcext:value-type="float">
            <text:p>1.37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56778" calcext:value-type="float">
            <text:p>1.56778</text:p>
          </table:table-cell>
          <table:table-cell office:value-type="float" office:value="1.37939" calcext:value-type="float">
            <text:p>1.37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55337" calcext:value-type="float">
            <text:p>1.55337</text:p>
          </table:table-cell>
          <table:table-cell office:value-type="float" office:value="1.3849" calcext:value-type="float">
            <text:p>1.3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58497" calcext:value-type="float">
            <text:p>1.58497</text:p>
          </table:table-cell>
          <table:table-cell office:value-type="float" office:value="1.39099" calcext:value-type="float">
            <text:p>1.39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321" calcext:value-type="float">
            <text:p>1.47321</text:p>
          </table:table-cell>
          <table:table-cell office:value-type="float" office:value="1.39627" calcext:value-type="float">
            <text:p>1.39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55565" calcext:value-type="float">
            <text:p>1.55565</text:p>
          </table:table-cell>
          <table:table-cell office:value-type="float" office:value="1.40247" calcext:value-type="float">
            <text:p>1.40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60093" calcext:value-type="float">
            <text:p>1.60093</text:p>
          </table:table-cell>
          <table:table-cell office:value-type="float" office:value="1.4086" calcext:value-type="float">
            <text:p>1.4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614" calcext:value-type="float">
            <text:p>1.614</text:p>
          </table:table-cell>
          <table:table-cell office:value-type="float" office:value="1.41434" calcext:value-type="float">
            <text:p>1.41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60001" calcext:value-type="float">
            <text:p>1.60001</text:p>
          </table:table-cell>
          <table:table-cell office:value-type="float" office:value="1.42016" calcext:value-type="float">
            <text:p>1.42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61677" calcext:value-type="float">
            <text:p>1.61677</text:p>
          </table:table-cell>
          <table:table-cell office:value-type="float" office:value="1.42564" calcext:value-type="float">
            <text:p>1.42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58248" calcext:value-type="float">
            <text:p>1.58248</text:p>
          </table:table-cell>
          <table:table-cell office:value-type="float" office:value="1.43111" calcext:value-type="float">
            <text:p>1.43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71173" calcext:value-type="float">
            <text:p>1.71173</text:p>
          </table:table-cell>
          <table:table-cell office:value-type="float" office:value="1.43833" calcext:value-type="float">
            <text:p>1.43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67491" calcext:value-type="float">
            <text:p>1.67491</text:p>
          </table:table-cell>
          <table:table-cell office:value-type="float" office:value="1.44495" calcext:value-type="float">
            <text:p>1.4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69543" calcext:value-type="float">
            <text:p>1.69543</text:p>
          </table:table-cell>
          <table:table-cell office:value-type="float" office:value="1.45074" calcext:value-type="float">
            <text:p>1.45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76159" calcext:value-type="float">
            <text:p>1.76159</text:p>
          </table:table-cell>
          <table:table-cell office:value-type="float" office:value="1.45803" calcext:value-type="float">
            <text:p>1.45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68881" calcext:value-type="float">
            <text:p>1.68881</text:p>
          </table:table-cell>
          <table:table-cell office:value-type="float" office:value="1.46608" calcext:value-type="float">
            <text:p>1.46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79.988" calcext:value-type="float">
            <text:p>779.988</text:p>
          </table:table-cell>
          <table:table-cell office:value-type="float" office:value="33.1409" calcext:value-type="float">
            <text:p>33.1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64602" calcext:value-type="float">
            <text:p>1.64602</text:p>
          </table:table-cell>
          <table:table-cell office:value-type="float" office:value="1.48089" calcext:value-type="float">
            <text:p>1.48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69053" calcext:value-type="float">
            <text:p>1.69053</text:p>
          </table:table-cell>
          <table:table-cell office:value-type="float" office:value="1.48816" calcext:value-type="float">
            <text:p>1.48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68903" calcext:value-type="float">
            <text:p>1.68903</text:p>
          </table:table-cell>
          <table:table-cell office:value-type="float" office:value="1.4948" calcext:value-type="float">
            <text:p>1.4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7815" calcext:value-type="float">
            <text:p>1.7815</text:p>
          </table:table-cell>
          <table:table-cell office:value-type="float" office:value="1.50262" calcext:value-type="float">
            <text:p>1.50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58261" calcext:value-type="float">
            <text:p>3.58261</text:p>
          </table:table-cell>
          <table:table-cell office:value-type="float" office:value="1.65975" calcext:value-type="float">
            <text:p>1.65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69857" calcext:value-type="float">
            <text:p>1.69857</text:p>
          </table:table-cell>
          <table:table-cell office:value-type="float" office:value="1.51981" calcext:value-type="float">
            <text:p>1.51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82095" calcext:value-type="float">
            <text:p>1.82095</text:p>
          </table:table-cell>
          <table:table-cell office:value-type="float" office:value="1.5277" calcext:value-type="float">
            <text:p>1.5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7588" calcext:value-type="float">
            <text:p>1.7588</text:p>
          </table:table-cell>
          <table:table-cell office:value-type="float" office:value="1.53717" calcext:value-type="float">
            <text:p>1.53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86782" calcext:value-type="float">
            <text:p>1.86782</text:p>
          </table:table-cell>
          <table:table-cell office:value-type="float" office:value="1.54818" calcext:value-type="float">
            <text:p>1.54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94208" calcext:value-type="float">
            <text:p>1.94208</text:p>
          </table:table-cell>
          <table:table-cell office:value-type="float" office:value="1.55913" calcext:value-type="float">
            <text:p>1.55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92061" calcext:value-type="float">
            <text:p>1.92061</text:p>
          </table:table-cell>
          <table:table-cell office:value-type="float" office:value="1.56857" calcext:value-type="float">
            <text:p>1.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89092" calcext:value-type="float">
            <text:p>1.89092</text:p>
          </table:table-cell>
          <table:table-cell office:value-type="float" office:value="1.57846" calcext:value-type="float">
            <text:p>1.57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96644" calcext:value-type="float">
            <text:p>1.96644</text:p>
          </table:table-cell>
          <table:table-cell office:value-type="float" office:value="1.5905" calcext:value-type="float">
            <text:p>1.5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.011" calcext:value-type="float">
            <text:p>2.011</text:p>
          </table:table-cell>
          <table:table-cell office:value-type="float" office:value="1.60301" calcext:value-type="float">
            <text:p>1.60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9784" calcext:value-type="float">
            <text:p>1.9784</text:p>
          </table:table-cell>
          <table:table-cell office:value-type="float" office:value="1.61602" calcext:value-type="float">
            <text:p>1.61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01818" calcext:value-type="float">
            <text:p>2.01818</text:p>
          </table:table-cell>
          <table:table-cell office:value-type="float" office:value="1.6297" calcext:value-type="float">
            <text:p>1.6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97681" calcext:value-type="float">
            <text:p>1.97681</text:p>
          </table:table-cell>
          <table:table-cell office:value-type="float" office:value="1.63945" calcext:value-type="float">
            <text:p>1.63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.02401" calcext:value-type="float">
            <text:p>2.02401</text:p>
          </table:table-cell>
          <table:table-cell office:value-type="float" office:value="1.6515" calcext:value-type="float">
            <text:p>1.6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.11086" calcext:value-type="float">
            <text:p>2.11086</text:p>
          </table:table-cell>
          <table:table-cell office:value-type="float" office:value="1.66386" calcext:value-type="float">
            <text:p>1.66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.02368" calcext:value-type="float">
            <text:p>2.02368</text:p>
          </table:table-cell>
          <table:table-cell office:value-type="float" office:value="1.67585" calcext:value-type="float">
            <text:p>1.67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.11752" calcext:value-type="float">
            <text:p>2.11752</text:p>
          </table:table-cell>
          <table:table-cell office:value-type="float" office:value="1.69006" calcext:value-type="float">
            <text:p>1.69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17175" calcext:value-type="float">
            <text:p>2.17175</text:p>
          </table:table-cell>
          <table:table-cell office:value-type="float" office:value="1.7057" calcext:value-type="float">
            <text:p>1.7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07425" calcext:value-type="float">
            <text:p>2.07425</text:p>
          </table:table-cell>
          <table:table-cell office:value-type="float" office:value="1.72117" calcext:value-type="float">
            <text:p>1.72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18575" calcext:value-type="float">
            <text:p>2.18575</text:p>
          </table:table-cell>
          <table:table-cell office:value-type="float" office:value="1.73712" calcext:value-type="float">
            <text:p>1.73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19382" calcext:value-type="float">
            <text:p>2.19382</text:p>
          </table:table-cell>
          <table:table-cell office:value-type="float" office:value="1.75415" calcext:value-type="float">
            <text:p>1.75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18702" calcext:value-type="float">
            <text:p>2.18702</text:p>
          </table:table-cell>
          <table:table-cell office:value-type="float" office:value="1.77422" calcext:value-type="float">
            <text:p>1.77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6.4232" calcext:value-type="float">
            <text:p>86.4232</text:p>
          </table:table-cell>
          <table:table-cell office:value-type="float" office:value="2.93254" calcext:value-type="float">
            <text:p>2.93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1574" calcext:value-type="float">
            <text:p>2.1574</text:p>
          </table:table-cell>
          <table:table-cell office:value-type="float" office:value="1.81689" calcext:value-type="float">
            <text:p>1.81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.50128" calcext:value-type="float">
            <text:p>2.50128</text:p>
          </table:table-cell>
          <table:table-cell office:value-type="float" office:value="1.83816" calcext:value-type="float">
            <text:p>1.83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.37931" calcext:value-type="float">
            <text:p>2.37931</text:p>
          </table:table-cell>
          <table:table-cell office:value-type="float" office:value="1.86063" calcext:value-type="float">
            <text:p>1.86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.58325" calcext:value-type="float">
            <text:p>2.58325</text:p>
          </table:table-cell>
          <table:table-cell office:value-type="float" office:value="1.88532" calcext:value-type="float">
            <text:p>1.88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8194" calcext:value-type="float">
            <text:p>2.58194</text:p>
          </table:table-cell>
          <table:table-cell office:value-type="float" office:value="1.91049" calcext:value-type="float">
            <text:p>1.91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.6324" calcext:value-type="float">
            <text:p>2.6324</text:p>
          </table:table-cell>
          <table:table-cell office:value-type="float" office:value="1.94029" calcext:value-type="float">
            <text:p>1.94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.65707" calcext:value-type="float">
            <text:p>2.65707</text:p>
          </table:table-cell>
          <table:table-cell office:value-type="float" office:value="1.96789" calcext:value-type="float">
            <text:p>1.96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.62435" calcext:value-type="float">
            <text:p>2.62435</text:p>
          </table:table-cell>
          <table:table-cell office:value-type="float" office:value="1.99939" calcext:value-type="float">
            <text:p>1.99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.97414" calcext:value-type="float">
            <text:p>2.97414</text:p>
          </table:table-cell>
          <table:table-cell office:value-type="float" office:value="2.04105" calcext:value-type="float">
            <text:p>2.04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.8329" calcext:value-type="float">
            <text:p>2.8329</text:p>
          </table:table-cell>
          <table:table-cell office:value-type="float" office:value="2.10911" calcext:value-type="float">
            <text:p>2.10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14026" calcext:value-type="float">
            <text:p>3.14026</text:p>
          </table:table-cell>
          <table:table-cell office:value-type="float" office:value="2.15016" calcext:value-type="float">
            <text:p>2.15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02205" calcext:value-type="float">
            <text:p>3.02205</text:p>
          </table:table-cell>
          <table:table-cell office:value-type="float" office:value="2.19957" calcext:value-type="float">
            <text:p>2.19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27927" calcext:value-type="float">
            <text:p>3.27927</text:p>
          </table:table-cell>
          <table:table-cell office:value-type="float" office:value="2.25931" calcext:value-type="float">
            <text:p>2.25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35032" calcext:value-type="float">
            <text:p>3.35032</text:p>
          </table:table-cell>
          <table:table-cell office:value-type="float" office:value="2.32658" calcext:value-type="float">
            <text:p>2.32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66567" calcext:value-type="float">
            <text:p>3.66567</text:p>
          </table:table-cell>
          <table:table-cell office:value-type="float" office:value="2.39389" calcext:value-type="float">
            <text:p>2.39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89616" calcext:value-type="float">
            <text:p>3.89616</text:p>
          </table:table-cell>
          <table:table-cell office:value-type="float" office:value="2.47793" calcext:value-type="float">
            <text:p>2.47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13919" calcext:value-type="float">
            <text:p>4.13919</text:p>
          </table:table-cell>
          <table:table-cell office:value-type="float" office:value="2.5704" calcext:value-type="float">
            <text:p>2.5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55451" calcext:value-type="float">
            <text:p>4.55451</text:p>
          </table:table-cell>
          <table:table-cell office:value-type="float" office:value="2.68529" calcext:value-type="float">
            <text:p>2.68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84035" calcext:value-type="float">
            <text:p>4.84035</text:p>
          </table:table-cell>
          <table:table-cell office:value-type="float" office:value="2.859" calcext:value-type="float">
            <text:p>2.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11145" calcext:value-type="float">
            <text:p>5.11145</text:p>
          </table:table-cell>
          <table:table-cell office:value-type="float" office:value="3.06039" calcext:value-type="float">
            <text:p>3.06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00271" calcext:value-type="float">
            <text:p>6.00271</text:p>
          </table:table-cell>
          <table:table-cell office:value-type="float" office:value="3.30708" calcext:value-type="float">
            <text:p>3.30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349" calcext:value-type="float">
            <text:p>6.8349</text:p>
          </table:table-cell>
          <table:table-cell office:value-type="float" office:value="3.71642" calcext:value-type="float">
            <text:p>3.7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57939" calcext:value-type="float">
            <text:p>8.57939</text:p>
          </table:table-cell>
          <table:table-cell office:value-type="float" office:value="4.34324" calcext:value-type="float">
            <text:p>4.34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.0921" calcext:value-type="float">
            <text:p>13.0921</text:p>
          </table:table-cell>
          <table:table-cell office:value-type="float" office:value="5.95064" calcext:value-type="float">
            <text:p>5.95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.5157" calcext:value-type="float">
            <text:p>34.5157</text:p>
          </table:table-cell>
          <table:table-cell office:value-type="float" office:value="6.93588" calcext:value-type="float">
            <text:p>6.93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08199" calcext:value-type="float">
            <text:p>1.08199</text:p>
          </table:table-cell>
          <table:table-cell office:value-type="float" office:value="1.12179" calcext:value-type="float">
            <text:p>1.12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16862" calcext:value-type="float">
            <text:p>1.16862</text:p>
          </table:table-cell>
          <table:table-cell office:value-type="float" office:value="1.12298" calcext:value-type="float">
            <text:p>1.12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13122" calcext:value-type="float">
            <text:p>1.13122</text:p>
          </table:table-cell>
          <table:table-cell office:value-type="float" office:value="1.12427" calcext:value-type="float">
            <text:p>1.12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14827" calcext:value-type="float">
            <text:p>1.14827</text:p>
          </table:table-cell>
          <table:table-cell office:value-type="float" office:value="1.12574" calcext:value-type="float">
            <text:p>1.12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15498" calcext:value-type="float">
            <text:p>1.15498</text:p>
          </table:table-cell>
          <table:table-cell office:value-type="float" office:value="1.12684" calcext:value-type="float">
            <text:p>1.12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16308" calcext:value-type="float">
            <text:p>1.16308</text:p>
          </table:table-cell>
          <table:table-cell office:value-type="float" office:value="1.12788" calcext:value-type="float">
            <text:p>1.12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15277" calcext:value-type="float">
            <text:p>1.15277</text:p>
          </table:table-cell>
          <table:table-cell office:value-type="float" office:value="1.12895" calcext:value-type="float">
            <text:p>1.12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14469" calcext:value-type="float">
            <text:p>1.14469</text:p>
          </table:table-cell>
          <table:table-cell office:value-type="float" office:value="1.13019" calcext:value-type="float">
            <text:p>1.13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14765" calcext:value-type="float">
            <text:p>1.14765</text:p>
          </table:table-cell>
          <table:table-cell office:value-type="float" office:value="1.13148" calcext:value-type="float">
            <text:p>1.13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15771" calcext:value-type="float">
            <text:p>1.15771</text:p>
          </table:table-cell>
          <table:table-cell office:value-type="float" office:value="1.13251" calcext:value-type="float">
            <text:p>1.13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16584" calcext:value-type="float">
            <text:p>1.16584</text:p>
          </table:table-cell>
          <table:table-cell office:value-type="float" office:value="1.13364" calcext:value-type="float">
            <text:p>1.13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20673" calcext:value-type="float">
            <text:p>1.20673</text:p>
          </table:table-cell>
          <table:table-cell office:value-type="float" office:value="1.13476" calcext:value-type="float">
            <text:p>1.13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07438" calcext:value-type="float">
            <text:p>1.07438</text:p>
          </table:table-cell>
          <table:table-cell office:value-type="float" office:value="1.13609" calcext:value-type="float">
            <text:p>1.13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20635" calcext:value-type="float">
            <text:p>1.20635</text:p>
          </table:table-cell>
          <table:table-cell office:value-type="float" office:value="1.13828" calcext:value-type="float">
            <text:p>1.13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19178" calcext:value-type="float">
            <text:p>1.19178</text:p>
          </table:table-cell>
          <table:table-cell office:value-type="float" office:value="1.13975" calcext:value-type="float">
            <text:p>1.13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22312" calcext:value-type="float">
            <text:p>1.22312</text:p>
          </table:table-cell>
          <table:table-cell office:value-type="float" office:value="1.14103" calcext:value-type="float">
            <text:p>1.14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20492" calcext:value-type="float">
            <text:p>1.20492</text:p>
          </table:table-cell>
          <table:table-cell office:value-type="float" office:value="1.14244" calcext:value-type="float">
            <text:p>1.14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14145" calcext:value-type="float">
            <text:p>1.14145</text:p>
          </table:table-cell>
          <table:table-cell office:value-type="float" office:value="1.14377" calcext:value-type="float">
            <text:p>1.14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21064" calcext:value-type="float">
            <text:p>1.21064</text:p>
          </table:table-cell>
          <table:table-cell office:value-type="float" office:value="1.14507" calcext:value-type="float">
            <text:p>1.14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18511" calcext:value-type="float">
            <text:p>1.18511</text:p>
          </table:table-cell>
          <table:table-cell office:value-type="float" office:value="1.14628" calcext:value-type="float">
            <text:p>1.14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16195" calcext:value-type="float">
            <text:p>1.16195</text:p>
          </table:table-cell>
          <table:table-cell office:value-type="float" office:value="1.14743" calcext:value-type="float">
            <text:p>1.14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13819" calcext:value-type="float">
            <text:p>1.13819</text:p>
          </table:table-cell>
          <table:table-cell office:value-type="float" office:value="1.14867" calcext:value-type="float">
            <text:p>1.14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20358" calcext:value-type="float">
            <text:p>1.20358</text:p>
          </table:table-cell>
          <table:table-cell office:value-type="float" office:value="1.14999" calcext:value-type="float">
            <text:p>1.1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16971" calcext:value-type="float">
            <text:p>1.16971</text:p>
          </table:table-cell>
          <table:table-cell office:value-type="float" office:value="1.15125" calcext:value-type="float">
            <text:p>1.1512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23:35.413396369</meta:creation-date>
    <dc:date>2023-04-19T12:52:34.468109441</dc:date>
    <meta:editing-duration>PT2H28M58S</meta:editing-duration>
    <meta:editing-cycles>4</meta:editing-cycles>
    <meta:generator>LibreOffice/7.3.7.2$Linux_X86_64 LibreOffice_project/30$Build-2</meta:generator>
    <meta:document-statistic meta:table-count="1" meta:cell-count="2005" meta:object-count="0"/>
  </office:meta>
</office:document-meta>
</file>